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imes New Roman" style:font-name-complex="Times New Roman"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fo:language="ru" fo:country="RU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 fo:language="ru" fo:country="RU"/>
    </style:style>
    <style:style style:name="T32" style:parent-style-name="DefaultParagraphFont" style:family="text">
      <style:text-properties style:font-name="Times New Roman" style:font-name-complex="Times New Roman" fo:language="ru" fo:country="RU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fo:language="ru" fo:country="RU"/>
    </style:style>
    <style:style style:name="T38" style:parent-style-name="DefaultParagraphFont" style:family="text">
      <style:text-properties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style:font-name-complex="Times New Roma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fo:language="ru" fo:country="RU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 fo:language="ru" fo:country="RU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imes New Roman" style:font-name-complex="Times New Roman" fo:language="ru" fo:country="RU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fo:language="ru" fo:country="RU"/>
    </style:style>
    <style:style style:name="T67" style:parent-style-name="DefaultParagraphFont" style:family="text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language="ru" fo:country="RU"/>
    </style:style>
    <style:style style:name="T70" style:parent-style-name="DefaultParagraphFont" style:family="text">
      <style:text-properties fo:language="ru" fo:country="RU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T94" style:parent-style-name="DefaultParagraphFont" style:family="text">
      <style:text-properties fo:language="ru" fo:country="RU"/>
    </style:style>
    <style:style style:name="T95" style:parent-style-name="DefaultParagraphFont" style:family="text">
      <style:text-properties fo:language="ru" fo:country="RU"/>
    </style:style>
    <style:style style:name="T96" style:parent-style-name="DefaultParagraphFont" style:family="text">
      <style:text-properties fo:language="ru" fo:country="RU"/>
    </style:style>
    <style:style style:name="P9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Бурханов Азат Альберт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Способ специфической<text:s/>реализации метода в подклассе или дочернем класс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ложенные внутренние, вложенные статические, локальные, анонимны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Final</text:span><text:span text:style-name="T29"><text:s/>класс – не хотим наследников класса,<text:s/></text:span></text:p>
            <text:p text:style-name="TableContents"><text:span text:style-name="T30">Final</text:span><text:span text:style-name="T31"><text:s/>метод – не</text:span><text:span text:style-name="T32"><text:s/>хотим переопределять метод,<text:s/></text:span></text:p>
            <text:p text:style-name="TableContents"><text:span text:style-name="T33">Final<text:s/></text:span><text:span text:style-name="T34">переменная – неизменяемая константа.<text:s/>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try<text:span text:style-name="T38">?</text:span></text:p>
          </table:table-cell>
          <table:table-cell table:style-name="TableCell39">
            <text:p text:style-name="P40">Try-catch, Try-catch-finally, Try-with-resources</text:p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стандартные реализации интерфейса<text:s/></text:span>List<text:span text:style-name="T44"><text:s/>и в каких ситуациях их<text:s/></text:span><text:span text:style-name="T45">нужно использовать?</text:span></text:p>
          </table:table-cell>
          <table:table-cell table:style-name="TableCell46">
            <text:p text:style-name="TableContents"><text:span text:style-name="T47">ArrayList</text:span><text:span text:style-name="T48"><text:s/>(для быстрого получения элемента из массива),<text:s/></text:span><text:span text:style-name="T49">LinkedList</text:span><text:span text:style-name="T50"><text:s/>(для быстрого удаления и добавления из массива).<text:s/></text:span></text:p>
          </table:table-cell>
        </table:table-row>
        <table:table-row table:style-name="TableRow51">
          <table:table-cell table:style-name="TableCell52">
            <text:p text:style-name="P53">В чём основная идея стримов из пакета java.util.stream?</text:p>
          </table:table-cell>
          <table:table-cell table:style-name="TableCell54">
            <text:p text:style-name="P55">Более декларативный, читаемый код, меньше кода.<text:s/></text:p>
          </table:table-cell>
        </table:table-row>
        <table:table-row table:style-name="TableRow56">
          <table:table-cell table:style-name="TableCell57" table:number-columns-spanned="2">
            <text:p text:style-name="P58">Разное</text:p>
          </table:table-cell>
          <table:covered-table-cell/>
        </table:table-row>
        <table:table-row table:style-name="TableRow59">
          <table:table-cell table:style-name="TableCell60">
            <text:p text:style-name="P61">Каким критериям должна удовлетворять «хорошая» хэш-функция?</text:p>
          </table:table-cell>
          <table:table-cell table:style-name="TableCell62">
            <text:p text:style-name="P63">Должна быть минимальная коллизия. <text:s/></text:p>
          </table:table-cell>
        </table:table-row>
        <table:table-row table:style-name="TableRow64">
          <table:table-cell table:style-name="TableCell65">
            <text:p text:style-name="TableContents"><text:span text:style-name="T66">В чём причина популярности и широкого распространения кодировки<text:s/></text:span>UTF<text:span text:style-name="T67">-8?</text:span></text:p>
          </table:table-cell>
          <table:table-cell table:style-name="TableCell68">
            <text:p text:style-name="TableContents"><text:span text:style-name="T69">Кодировка<text:s/></text:span>UTF<text:span text:style-name="T70">-8 имеет большое кол-во символов из различных языков, а также полностью<text:s/></text:span><text:span text:style-name="T71">совместим с<text:s/></text:span>ASCII<text:span text:style-name="T72">. Поэтому он более популярен и универсален.<text:s/></text:span></text:p>
          </table:table-cell>
        </table:table-row>
        <table:table-row table:style-name="TableRow73">
          <table:table-cell table:style-name="TableCell74">
            <text:p text:style-name="TableContents"><text:span text:style-name="T75">Сравните форматы<text:s/></text:span>XML<text:span text:style-name="T76"><text:s/>и<text:s/></text:span>JSON<text:span text:style-name="T77">. Когда какой использовать?</text:span></text:p>
          </table:table-cell>
          <table:table-cell table:style-name="TableCell78">
            <text:p text:style-name="TableContents">XML<text:span text:style-name="T79"><text:s/>– язык разметки (структура типа дерево, для получения метаданных, для конфигурирования приложений),<text:s/></text:span>JSON<text:span text:style-name="T80"><text:s/>– формат обмена данных, более</text:span><text:span text:style-name="T81"><text:s/>предпочтителен для обмена данных, т.к. ускоряет этот процесс.<text:s/>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Опишите что будет происходить «под капотом» после ввода адреса сайта в браузере и нажатия<text:s/></text:span>Enter<text:span text:style-name="T85">?</text:span></text:p>
          </table:table-cell>
          <table:table-cell table:style-name="TableCell86">
            <text:p text:style-name="TableContents"><text:span text:style-name="T87">Через<text:s/></text:span>DNS<text:span text:style-name="T88"><text:s/>происходит поиск<text:s/></text:span>IP<text:span text:style-name="T89"><text:s/>адреса сайта.<text:s/></text:span><text:span text:style-name="T90">Далее происходит<text:s/></text:span>request<text:span text:style-name="T91"><text:s/></text:span><text:span text:style-name="T92">к серверу по найденному<text:s/></text:span>IP<text:span text:style-name="T93">. Сервер получает запрос и его обрабатывает (запрашивает другие серверы, ходит в базы и т.д) и отправляет<text:s/></text:span>response<text:span text:style-name="T94"><text:s/></text:span><text:span text:style-name="T95">обратно в нам в браузер и результат отображается.<text:s/></text:span><text:span text:style-name="T96"><text:s/></text:span>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urkhanov, Azat (Smart Digit)</dc:creator>
    <meta:creation-date>2017-10-20T23:40:00Z</meta:creation-date>
    <dc:date>2020-12-24T07:36:00Z</dc:date>
    <meta:template xlink:href="Normal.dotm" xlink:type="simple"/>
    <meta:editing-cycles>8</meta:editing-cycles>
    <meta:editing-duration>PT4740S</meta:editing-duration>
    <meta:document-statistic meta:page-count="1" meta:paragraph-count="3" meta:word-count="279" meta:character-count="1870" meta:row-count="13" meta:non-whitespace-character-count="1594"/>
  </office:meta>
</office:document-meta>
</file>